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62.14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6.7mm"/>
    </style:style>
    <style:style style:name="co9" style:family="table-column">
      <style:table-column-properties fo:break-before="auto" style:column-width="7.5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Gantchart">
      <style:table-properties table:display="true" style:writing-mode="lr-tb" tableooo:tab-color="#3d85c6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b539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 style:data-style-name="N12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fo:background-color="#73c79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0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7" style:family="table-cell" style:parent-style-name="Default" style:data-style-name="N122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8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4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8" style:family="table-cell" style:parent-style-name="Default">
      <style:table-cell-properties fo:background-color="#ddebf7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0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2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4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5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9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0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6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7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8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2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3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5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0" table:default-cell-style-name="Default"/>
        <table:table-column table:style-name="co9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7"/>
          <table:table-cell table:style-name="ce18" table:number-columns-repeated="3"/>
          <table:table-cell table:style-name="ce30" table:number-columns-repeated="2"/>
          <table:table-cell table:style-name="ce18"/>
          <table:table-cell table:style-name="ce43"/>
          <table:table-cell table:style-name="ce54"/>
          <table:table-cell table:style-name="ce61"/>
          <table:table-cell table:style-name="ce67"/>
          <table:table-cell table:style-name="ce61" table:number-columns-repeated="2"/>
          <table:table-cell table:style-name="ce1" table:number-columns-repeated="15"/>
          <table:table-cell table:style-name="ce9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GANTT CHART TEMPLATE</text:p>
          </table:table-cell>
          <table:covered-table-cell table:number-columns-repeated="5" table:style-name="ce19"/>
          <table:table-cell table:style-name="ce35"/>
          <table:table-cell table:style-name="ce44" office:value-type="string" calcext:value-type="string" table:number-columns-spanned="6" table:number-rows-spanned="1">
            <text:p>Smartsheet Tip ➜</text:p>
          </table:table-cell>
          <table:covered-table-cell table:number-columns-repeated="5" table:style-name="ce19"/>
          <table:table-cell table:style-name="ce75" office:value-type="string" calcext:value-type="string" table:number-columns-spanned="17" table:number-rows-spanned="1">
            <text:p>A Gantt chart's visual timeline allows you to see details about each task as well as project dependencies.</text:p>
          </table:table-cell>
          <table:covered-table-cell table:number-columns-repeated="16" table:style-name="ce19"/>
          <table:table-cell table:style-name="ce93" table:number-columns-repeated="7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table:number-columns-repeated="2"/>
          <table:table-cell table:style-name="ce24" table:number-columns-repeated="5"/>
          <table:table-cell table:style-name="ce45" table:number-columns-repeated="4"/>
          <table:table-cell table:style-name="ce68" table:number-columns-repeated="3"/>
          <table:table-cell table:style-name="ce1" table:number-columns-repeated="14"/>
          <table:table-cell table:style-name="ce9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JECT TITLE</text:p>
          </table:table-cell>
          <table:covered-table-cell table:style-name="ce20"/>
          <table:table-cell table:style-name="ce25" office:value-type="string" calcext:value-type="string" table:number-columns-spanned="4" table:number-rows-spanned="1">
            <text:p>Movie Recommendation System</text:p>
          </table:table-cell>
          <table:covered-table-cell table:number-columns-repeated="3" table:style-name="ce20"/>
          <table:table-cell table:style-name="ce36"/>
          <table:table-cell table:style-name="ce10" office:value-type="string" calcext:value-type="string" table:number-columns-spanned="7" table:number-rows-spanned="1">
            <text:p>COMPANY NAME</text:p>
          </table:table-cell>
          <table:covered-table-cell table:number-columns-repeated="6" table:style-name="ce20"/>
          <table:table-cell table:style-name="ce76" office:value-type="string" calcext:value-type="string" table:number-columns-spanned="13" table:number-rows-spanned="1">
            <text:p>[Company's name]</text:p>
          </table:table-cell>
          <table:covered-table-cell table:number-columns-repeated="12" table:style-name="ce20"/>
          <table:table-cell table:style-name="ce87"/>
          <table:table-cell table:style-name="ce92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JECT GUIDE</text:p>
          </table:table-cell>
          <table:covered-table-cell table:style-name="ce20"/>
          <table:table-cell table:style-name="ce26" office:value-type="string" calcext:value-type="string" table:number-columns-spanned="4" table:number-rows-spanned="1">
            <text:p>Prof. Sukhada Aloni</text:p>
          </table:table-cell>
          <table:covered-table-cell table:number-columns-repeated="3" table:style-name="ce20"/>
          <table:table-cell table:style-name="ce37"/>
          <table:table-cell table:style-name="ce10" office:value-type="string" calcext:value-type="string" table:number-columns-spanned="7" table:number-rows-spanned="1">
            <text:p>DATE</text:p>
          </table:table-cell>
          <table:covered-table-cell table:number-columns-repeated="6" table:style-name="ce20"/>
          <table:table-cell table:style-name="ce77" office:value-type="date" office:date-value="2018-03-12" calcext:value-type="date" table:number-columns-spanned="12" table:number-rows-spanned="1">
            <text:p>12/3/18</text:p>
          </table:table-cell>
          <table:covered-table-cell table:number-columns-repeated="11" table:style-name="ce20"/>
          <table:table-cell table:style-name="ce86"/>
          <table:table-cell table:style-name="ce87"/>
          <table:table-cell table:style-name="ce1" table:number-columns-repeated="8"/>
          <table:table-cell table:style-name="ce94"/>
          <table:table-cell table:style-name="ce1" table:number-columns-repeated="31"/>
          <table:table-cell table:number-columns-repeated="955"/>
        </table:table-row>
        <table:table-row table:style-name="ro1" table:number-rows-repeated="2">
          <table:table-cell table:style-name="ce2"/>
          <table:table-cell table:style-name="ce11" table:number-columns-repeated="5"/>
          <table:table-cell table:style-name="ce31" table:number-columns-repeated="2"/>
          <table:table-cell table:style-name="ce11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3">
            <text:p>WBS NUMBER</text:p>
          </table:table-cell>
          <table:table-cell table:style-name="ce12" office:value-type="string" calcext:value-type="string" table:number-columns-spanned="1" table:number-rows-spanned="3">
            <text:p>TASK TITLE</text:p>
          </table:table-cell>
          <table:table-cell table:style-name="ce12" office:value-type="string" calcext:value-type="string" table:number-columns-spanned="1" table:number-rows-spanned="3">
            <text:p>TASK OWNER</text:p>
          </table:table-cell>
          <table:table-cell table:style-name="ce12" office:value-type="string" calcext:value-type="string" table:number-columns-spanned="1" table:number-rows-spanned="3">
            <text:p>START DATE</text:p>
          </table:table-cell>
          <table:table-cell table:style-name="ce12" office:value-type="string" calcext:value-type="string" table:number-columns-spanned="1" table:number-rows-spanned="3">
            <text:p>DUE DATE</text:p>
          </table:table-cell>
          <table:table-cell table:style-name="ce12" office:value-type="string" calcext:value-type="string" table:number-columns-spanned="1" table:number-rows-spanned="3">
            <text:p>DURATION(Weeks)</text:p>
          </table:table-cell>
          <table:table-cell table:style-name="ce12" office:value-type="string" calcext:value-type="string" table:number-columns-spanned="1" table:number-rows-spanned="3">
            <text:p>PCT OF TASK COMPLETE</text:p>
          </table:table-cell>
          <table:table-cell table:style-name="ce46" office:value-type="string" calcext:value-type="string" table:number-columns-spanned="15" table:number-rows-spanned="1">
            <text:p>PHASE ONE</text:p>
          </table:table-cell>
          <table:covered-table-cell table:number-columns-repeated="14" table:style-name="ce13"/>
          <table:table-cell table:style-name="ce82" office:value-type="string" calcext:value-type="string" table:number-columns-spanned="15" table:number-rows-spanned="1">
            <text:p>PHASE TWO</text:p>
          </table:table-cell>
          <table:covered-table-cell table:number-columns-repeated="14" table:style-name="ce13"/>
          <table:table-cell table:style-name="ce95" office:value-type="string" calcext:value-type="string" table:number-columns-spanned="15" table:number-rows-spanned="1">
            <text:p>PHASE THREE</text:p>
          </table:table-cell>
          <table:covered-table-cell table:number-columns-repeated="14" table:style-name="ce13"/>
          <table:table-cell table:style-name="ce102" office:value-type="string" calcext:value-type="string" table:number-columns-spanned="15" table:number-rows-spanned="1">
            <text:p>PHASE FOUR</text:p>
          </table:table-cell>
          <table:covered-table-cell table:number-columns-repeated="13" table:style-name="ce13"/>
          <table:covered-table-cell table:style-name="ce109"/>
          <table:table-cell table:style-name="ce2"/>
          <table:table-cell table:number-columns-repeated="955"/>
        </table:table-row>
        <table:table-row table:style-name="ro2">
          <table:table-cell table:style-name="ce4"/>
          <table:covered-table-cell table:number-columns-repeated="7" table:style-name="ce13"/>
          <table:table-cell table:style-name="ce47" office:value-type="string" calcext:value-type="string" table:number-columns-spanned="5" table:number-rows-spanned="1">
            <text:p>WEEK 1</text:p>
          </table:table-cell>
          <table:covered-table-cell table:number-columns-repeated="3" table:style-name="ce55"/>
          <table:covered-table-cell table:style-name="ce69"/>
          <table:table-cell table:style-name="ce47" office:value-type="string" calcext:value-type="string" table:number-columns-spanned="5" table:number-rows-spanned="1">
            <text:p>WEEK 2</text:p>
          </table:table-cell>
          <table:covered-table-cell table:number-columns-repeated="3" table:style-name="ce55"/>
          <table:covered-table-cell table:style-name="ce69"/>
          <table:table-cell table:style-name="ce47" office:value-type="string" calcext:value-type="string" table:number-columns-spanned="5" table:number-rows-spanned="1">
            <text:p>WEEK 3</text:p>
          </table:table-cell>
          <table:covered-table-cell table:number-columns-repeated="3" table:style-name="ce55"/>
          <table:covered-table-cell table:style-name="ce69"/>
          <table:table-cell table:style-name="ce83" office:value-type="string" calcext:value-type="string" table:number-columns-spanned="5" table:number-rows-spanned="1">
            <text:p>WEEK 4</text:p>
          </table:table-cell>
          <table:covered-table-cell table:number-columns-repeated="3" table:style-name="ce55"/>
          <table:covered-table-cell table:style-name="ce69"/>
          <table:table-cell table:style-name="ce83" office:value-type="string" calcext:value-type="string" table:number-columns-spanned="5" table:number-rows-spanned="1">
            <text:p>WEEK 5</text:p>
          </table:table-cell>
          <table:covered-table-cell table:number-columns-repeated="3" table:style-name="ce55"/>
          <table:covered-table-cell table:style-name="ce69"/>
          <table:table-cell table:style-name="ce83" office:value-type="string" calcext:value-type="string" table:number-columns-spanned="5" table:number-rows-spanned="1">
            <text:p>WEEK 6</text:p>
          </table:table-cell>
          <table:covered-table-cell table:number-columns-repeated="3" table:style-name="ce55"/>
          <table:covered-table-cell table:style-name="ce69"/>
          <table:table-cell table:style-name="ce96" office:value-type="string" calcext:value-type="string" table:number-columns-spanned="5" table:number-rows-spanned="1">
            <text:p>WEEK 7</text:p>
          </table:table-cell>
          <table:covered-table-cell table:number-columns-repeated="3" table:style-name="ce55"/>
          <table:covered-table-cell table:style-name="ce69"/>
          <table:table-cell table:style-name="ce96" office:value-type="string" calcext:value-type="string" table:number-columns-spanned="5" table:number-rows-spanned="1">
            <text:p>WEEK 8</text:p>
          </table:table-cell>
          <table:covered-table-cell table:number-columns-repeated="3" table:style-name="ce55"/>
          <table:covered-table-cell table:style-name="ce69"/>
          <table:table-cell table:style-name="ce96" office:value-type="string" calcext:value-type="string" table:number-columns-spanned="5" table:number-rows-spanned="1">
            <text:p>WEEK 9</text:p>
          </table:table-cell>
          <table:covered-table-cell table:number-columns-repeated="3" table:style-name="ce55"/>
          <table:covered-table-cell table:style-name="ce69"/>
          <table:table-cell table:style-name="ce103" office:value-type="string" calcext:value-type="string" table:number-columns-spanned="5" table:number-rows-spanned="1">
            <text:p>WEEK 10</text:p>
          </table:table-cell>
          <table:covered-table-cell table:number-columns-repeated="3" table:style-name="ce55"/>
          <table:covered-table-cell table:style-name="ce69"/>
          <table:table-cell table:style-name="ce103" office:value-type="string" calcext:value-type="string" table:number-columns-spanned="5" table:number-rows-spanned="1">
            <text:p>WEEK 11</text:p>
          </table:table-cell>
          <table:covered-table-cell table:number-columns-repeated="3" table:style-name="ce55"/>
          <table:covered-table-cell table:style-name="ce69"/>
          <table:table-cell table:style-name="ce103" office:value-type="string" calcext:value-type="string" table:number-columns-spanned="5" table:number-rows-spanned="1">
            <text:p>WEEK 12</text:p>
          </table:table-cell>
          <table:covered-table-cell table:number-columns-repeated="3" table:style-name="ce55"/>
          <table:covered-table-cell table:style-name="ce69"/>
          <table:table-cell table:style-name="ce4"/>
          <table:table-cell table:number-columns-repeated="955"/>
        </table:table-row>
        <table:table-row table:style-name="ro2">
          <table:table-cell table:style-name="ce5"/>
          <table:covered-table-cell table:number-columns-repeated="7" table:style-name="ce13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F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T</text:p>
          </table:table-cell>
          <table:table-cell table:style-name="ce84" office:value-type="string" calcext:value-type="string">
            <text:p>W</text:p>
          </table:table-cell>
          <table:table-cell table:style-name="ce84" office:value-type="string" calcext:value-type="string">
            <text:p>R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T</text:p>
          </table:table-cell>
          <table:table-cell table:style-name="ce84" office:value-type="string" calcext:value-type="string">
            <text:p>W</text:p>
          </table:table-cell>
          <table:table-cell table:style-name="ce84" office:value-type="string" calcext:value-type="string">
            <text:p>R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T</text:p>
          </table:table-cell>
          <table:table-cell table:style-name="ce84" office:value-type="string" calcext:value-type="string">
            <text:p>W</text:p>
          </table:table-cell>
          <table:table-cell table:style-name="ce84" office:value-type="string" calcext:value-type="string">
            <text:p>R</text:p>
          </table:table-cell>
          <table:table-cell table:style-name="ce84" office:value-type="string" calcext:value-type="string">
            <text:p>F</text:p>
          </table:table-cell>
          <table:table-cell table:style-name="ce97" office:value-type="string" calcext:value-type="string">
            <text:p>M</text:p>
          </table:table-cell>
          <table:table-cell table:style-name="ce97" office:value-type="string" calcext:value-type="string">
            <text:p>T</text:p>
          </table:table-cell>
          <table:table-cell table:style-name="ce97" office:value-type="string" calcext:value-type="string">
            <text:p>W</text:p>
          </table:table-cell>
          <table:table-cell table:style-name="ce97" office:value-type="string" calcext:value-type="string">
            <text:p>R</text:p>
          </table:table-cell>
          <table:table-cell table:style-name="ce97" office:value-type="string" calcext:value-type="string">
            <text:p>F</text:p>
          </table:table-cell>
          <table:table-cell table:style-name="ce97" office:value-type="string" calcext:value-type="string">
            <text:p>M</text:p>
          </table:table-cell>
          <table:table-cell table:style-name="ce97" office:value-type="string" calcext:value-type="string">
            <text:p>T</text:p>
          </table:table-cell>
          <table:table-cell table:style-name="ce97" office:value-type="string" calcext:value-type="string">
            <text:p>W</text:p>
          </table:table-cell>
          <table:table-cell table:style-name="ce97" office:value-type="string" calcext:value-type="string">
            <text:p>R</text:p>
          </table:table-cell>
          <table:table-cell table:style-name="ce97" office:value-type="string" calcext:value-type="string">
            <text:p>F</text:p>
          </table:table-cell>
          <table:table-cell table:style-name="ce97" office:value-type="string" calcext:value-type="string">
            <text:p>M</text:p>
          </table:table-cell>
          <table:table-cell table:style-name="ce97" office:value-type="string" calcext:value-type="string">
            <text:p>T</text:p>
          </table:table-cell>
          <table:table-cell table:style-name="ce97" office:value-type="string" calcext:value-type="string">
            <text:p>W</text:p>
          </table:table-cell>
          <table:table-cell table:style-name="ce97" office:value-type="string" calcext:value-type="string">
            <text:p>R</text:p>
          </table:table-cell>
          <table:table-cell table:style-name="ce97" office:value-type="string" calcext:value-type="string">
            <text:p>F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W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W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W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</text:p>
          </table:table-cell>
          <table:table-cell table:style-name="ce5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Project Conception and Initiation</text:p>
          </table:table-cell>
          <table:table-cell table:style-name="ce27" table:number-columns-repeated="5"/>
          <table:table-cell table:style-name="ce49"/>
          <table:table-cell table:style-name="ce56"/>
          <table:table-cell table:style-name="ce62" table:number-columns-repeated="2"/>
          <table:table-cell table:style-name="ce49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5" office:value-type="float" office:value="1.1" calcext:value-type="float">
              <text:p>1.1</text:p>
            </table:table-cell>
            <table:table-cell table:style-name="ce22" office:value-type="string" calcext:value-type="string">
              <text:p>Research paper search</text:p>
            </table:table-cell>
            <table:table-cell table:style-name="ce22" office:value-type="string" calcext:value-type="string">
              <text:p>Suraj Shetty</text:p>
            </table:table-cell>
            <table:table-cell table:style-name="ce28" office:value-type="date" office:date-value="2019-07-10" calcext:value-type="date">
              <text:p>10/7/19</text:p>
            </table:table-cell>
            <table:table-cell table:style-name="ce28" office:value-type="date" office:date-value="2019-07-20" calcext:value-type="date">
              <text:p>20/7/19</text:p>
            </table:table-cell>
            <table:table-cell table:style-name="ce32" office:value-type="float" office:value="2" calcext:value-type="float">
              <text:p>2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0"/>
            <table:table-cell table:style-name="ce57"/>
            <table:table-cell table:style-name="ce63" table:number-columns-repeated="2"/>
            <table:table-cell table:style-name="ce70" table:number-columns-repeated="3"/>
            <table:table-cell table:style-name="ce78"/>
            <table:table-cell table:style-name="ce74" table:number-columns-repeated="2"/>
            <table:table-cell table:style-name="ce63" table:number-columns-repeated="10"/>
            <table:table-cell table:style-name="ce88" table:number-columns-repeated="5"/>
            <table:table-cell table:style-name="ce63" table:number-columns-repeated="10"/>
            <table:table-cell table:style-name="ce98" table:number-columns-repeated="5"/>
            <table:table-cell table:style-name="ce63" table:number-columns-repeated="10"/>
            <table:table-cell table:style-name="ce105" table:number-columns-repeated="5"/>
            <table:table-cell table:style-name="ce63" table:number-columns-repeated="4"/>
            <table:table-cell table:style-name="ce110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string" calcext:value-type="string">
              <text:p>1.1.1</text:p>
            </table:table-cell>
            <table:table-cell table:style-name="ce22" office:value-type="string" calcext:value-type="string">
              <text:p>Research paper finalization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8" office:value-type="date" office:date-value="2019-07-10" calcext:value-type="date">
              <text:p>10/7/19</text:p>
            </table:table-cell>
            <table:table-cell table:style-name="ce28" office:value-type="date" office:date-value="2019-07-20" calcext:value-type="date">
              <text:p>20/7/19</text:p>
            </table:table-cell>
            <table:table-cell table:style-name="ce32" office:value-type="float" office:value="2" calcext:value-type="float">
              <text:p>2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2"/>
            <table:table-cell table:style-name="ce79"/>
            <table:table-cell table:style-name="ce71" table:number-columns-repeated="2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1.2" calcext:value-type="float">
              <text:p>1.2</text:p>
            </table:table-cell>
            <table:table-cell table:style-name="ce22" office:value-type="string" calcext:value-type="string">
              <text:p>Project Title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8" office:value-type="date" office:date-value="2019-07-10" calcext:value-type="date">
              <text:p>10/7/19</text:p>
            </table:table-cell>
            <table:table-cell table:style-name="ce28" office:value-type="date" office:date-value="2019-07-20" calcext:value-type="date">
              <text:p>20/7/19</text:p>
            </table:table-cell>
            <table:table-cell table:style-name="ce32" office:value-type="float" office:value="2" calcext:value-type="float">
              <text:p>2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2"/>
            <table:table-cell table:style-name="ce79" table:number-columns-repeated="6"/>
            <table:table-cell table:style-name="ce64" table:number-columns-repeated="7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1.3" calcext:value-type="float">
              <text:p>1.3</text:p>
            </table:table-cell>
            <table:table-cell table:style-name="ce22" office:value-type="string" calcext:value-type="string">
              <text:p>Abstract</text:p>
            </table:table-cell>
            <table:table-cell table:style-name="ce22" office:value-type="string" calcext:value-type="string">
              <text:p>Akshay Rathod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8-30" calcext:value-type="date">
              <text:p>30/8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9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3"/>
            <table:table-cell table:style-name="ce79" table:number-columns-repeated="6"/>
            <table:table-cell table:style-name="ce64" table:number-columns-repeated="6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1.4" calcext:value-type="float">
              <text:p>1.4</text:p>
            </table:table-cell>
            <table:table-cell table:style-name="ce22" office:value-type="string" calcext:value-type="string">
              <text:p>Objectives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8-30" calcext:value-type="date">
              <text:p>30/8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79" table:number-columns-repeated="4"/>
            <table:table-cell table:style-name="ce64" table:number-columns-repeated="6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1.5" calcext:value-type="float">
              <text:p>1.5</text:p>
            </table:table-cell>
            <table:table-cell table:style-name="ce22" office:value-type="string" calcext:value-type="string">
              <text:p>Literature Review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8-30" calcext:value-type="date">
              <text:p>30/8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/>
            <table:table-cell table:style-name="ce79" table:number-columns-repeated="3"/>
            <table:table-cell table:style-name="ce64" table:number-columns-repeated="6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float" office:value="1.6" calcext:value-type="float">
              <text:p>1.6</text:p>
            </table:table-cell>
            <table:table-cell table:style-name="ce23" office:value-type="string" calcext:value-type="string">
              <text:p>Problem Definition</text:p>
            </table:table-cell>
            <table:table-cell table:style-name="ce22" office:value-type="string" calcext:value-type="string">
              <text:p>Suraj Shetty</text:p>
            </table:table-cell>
            <table:table-cell table:style-name="ce29" office:value-type="date" office:date-value="2018-03-23" calcext:value-type="date">
              <text:p>23/3/18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52"/>
            <table:table-cell table:style-name="ce59"/>
            <table:table-cell table:style-name="ce65" table:number-columns-repeated="3"/>
            <table:table-cell table:style-name="ce72" table:number-columns-repeated="5"/>
            <table:table-cell table:style-name="ce65" table:number-columns-repeated="4"/>
            <table:table-cell table:style-name="ce80"/>
            <table:table-cell table:style-name="ce65" table:number-columns-repeated="5"/>
            <table:table-cell table:style-name="ce90" table:number-columns-repeated="5"/>
            <table:table-cell table:style-name="ce65" table:number-columns-repeated="10"/>
            <table:table-cell table:style-name="ce100" table:number-columns-repeated="5"/>
            <table:table-cell table:style-name="ce65" table:number-columns-repeated="10"/>
            <table:table-cell table:style-name="ce107" table:number-columns-repeated="5"/>
            <table:table-cell table:style-name="ce65" table:number-columns-repeated="4"/>
            <table:table-cell table:style-name="ce112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7" calcext:value-type="float">
              <text:p>1.7</text:p>
            </table:table-cell>
            <table:table-cell table:style-name="ce23" office:value-type="string" calcext:value-type="string">
              <text:p>Scope</text:p>
            </table:table-cell>
            <table:table-cell table:style-name="ce22" office:value-type="string" calcext:value-type="string">
              <text:p>Suraj Shetty</text:p>
            </table:table-cell>
            <table:table-cell table:style-name="ce29" office:value-type="date" office:date-value="2019-08-23" calcext:value-type="date">
              <text:p>23/8/19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4"/>
            <table:table-cell table:style-name="ce81"/>
            <table:table-cell table:style-name="ce66" table:number-columns-repeated="5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8" calcext:value-type="float">
              <text:p>1.8</text:p>
            </table:table-cell>
            <table:table-cell table:style-name="ce23" office:value-type="string" calcext:value-type="string">
              <text:p>Technology stack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9" office:value-type="date" office:date-value="2019-08-23" calcext:value-type="date">
              <text:p>23/8/19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0.8" calcext:value-type="percentage">
              <text:p>8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4"/>
            <table:table-cell table:style-name="ce81"/>
            <table:table-cell table:style-name="ce66" table:number-columns-repeated="5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9" calcext:value-type="float">
              <text:p>1.9</text:p>
            </table:table-cell>
            <table:table-cell table:style-name="ce23" office:value-type="string" calcext:value-type="string">
              <text:p>Benefits for environment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9" office:value-type="date" office:date-value="2019-08-23" calcext:value-type="date">
              <text:p>23/8/19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4"/>
            <table:table-cell table:style-name="ce81"/>
            <table:table-cell table:style-name="ce66" table:number-columns-repeated="5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1" calcext:value-type="float">
              <text:p>1.1</text:p>
            </table:table-cell>
            <table:table-cell table:style-name="ce23" office:value-type="string" calcext:value-type="string">
              <text:p>Benefits for society</text:p>
            </table:table-cell>
            <table:table-cell table:style-name="ce22" office:value-type="string" calcext:value-type="string">
              <text:p>Suraj Shetty</text:p>
            </table:table-cell>
            <table:table-cell table:style-name="ce29" office:value-type="date" office:date-value="2019-08-23" calcext:value-type="date">
              <text:p>23/8/19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4"/>
            <table:table-cell table:style-name="ce81"/>
            <table:table-cell table:style-name="ce66" table:number-columns-repeated="5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7" office:value-type="float" office:value="1.11" calcext:value-type="float">
              <text:p>1.11</text:p>
            </table:table-cell>
            <table:table-cell table:style-name="ce23" office:value-type="string" calcext:value-type="string">
              <text:p>Applications</text:p>
            </table:table-cell>
            <table:table-cell table:style-name="ce22" office:value-type="string" calcext:value-type="string">
              <text:p>Akshay Rathod,Akshay Udeg</text:p>
            </table:table-cell>
            <table:table-cell table:style-name="ce29" office:value-type="date" office:date-value="2019-08-23" calcext:value-type="date">
              <text:p>23/8/19</text:p>
            </table:table-cell>
            <table:table-cell table:style-name="ce29" office:value-type="date" office:date-value="2019-08-30" calcext:value-type="date">
              <text:p>30/8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4"/>
            <table:table-cell table:style-name="ce81"/>
            <table:table-cell table:style-name="ce66" table:number-columns-repeated="5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>
            <text:p>Project Design</text:p>
          </table:table-cell>
          <table:table-cell table:style-name="ce27" table:number-columns-repeated="5"/>
          <table:table-cell table:style-name="ce49"/>
          <table:table-cell table:style-name="ce56"/>
          <table:table-cell table:style-name="ce62" table:number-columns-repeated="2"/>
          <table:table-cell table:style-name="ce49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5" office:value-type="float" office:value="2.1" calcext:value-type="float">
              <text:p>2.1</text:p>
            </table:table-cell>
            <table:table-cell table:style-name="ce22" office:value-type="string" calcext:value-type="string">
              <text:p>Proposed System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8" office:value-type="date" office:date-value="2019-09-19" calcext:value-type="date">
              <text:p>19/9/19</text:p>
            </table:table-cell>
            <table:table-cell table:style-name="ce28" office:value-type="date" office:date-value="2019-09-27" calcext:value-type="date">
              <text:p>27/9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0"/>
            <table:table-cell table:style-name="ce57"/>
            <table:table-cell table:style-name="ce63" table:number-columns-repeated="3"/>
            <table:table-cell table:style-name="ce74" table:number-columns-repeated="5"/>
            <table:table-cell table:style-name="ce63" table:number-columns-repeated="5"/>
            <table:table-cell table:style-name="ce85" table:number-columns-repeated="4"/>
            <table:table-cell table:style-name="ce63"/>
            <table:table-cell table:style-name="ce88" table:number-columns-repeated="5"/>
            <table:table-cell table:style-name="ce63" table:number-columns-repeated="10"/>
            <table:table-cell table:style-name="ce98" table:number-columns-repeated="5"/>
            <table:table-cell table:style-name="ce63" table:number-columns-repeated="10"/>
            <table:table-cell table:style-name="ce105" table:number-columns-repeated="5"/>
            <table:table-cell table:style-name="ce63" table:number-columns-repeated="4"/>
            <table:table-cell table:style-name="ce110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2" calcext:value-type="float">
              <text:p>2.2</text:p>
            </table:table-cell>
            <table:table-cell table:style-name="ce22" office:value-type="string" calcext:value-type="string">
              <text:p>Design(Flow Of Modules)</text:p>
            </table:table-cell>
            <table:table-cell table:style-name="ce22" office:value-type="string" calcext:value-type="string">
              <text:p>Akshay Rathod</text:p>
            </table:table-cell>
            <table:table-cell table:style-name="ce28" office:value-type="date" office:date-value="2019-09-19" calcext:value-type="date">
              <text:p>19/9/19</text:p>
            </table:table-cell>
            <table:table-cell table:style-name="ce28" office:value-type="date" office:date-value="2019-09-27" calcext:value-type="date">
              <text:p>27/9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9"/>
            <table:table-cell table:style-name="ce85" table:number-columns-repeated="6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3" calcext:value-type="float">
              <text:p>2.3</text:p>
            </table:table-cell>
            <table:table-cell table:style-name="ce22" office:value-type="string" calcext:value-type="string">
              <text:p>Activity Diagram</text:p>
            </table:table-cell>
            <table:table-cell table:style-name="ce22" office:value-type="string" calcext:value-type="string">
              <text:p>Akshay Udeg</text:p>
            </table:table-cell>
            <table:table-cell table:style-name="ce28" office:value-type="date" office:date-value="2019-09-19" calcext:value-type="date">
              <text:p>19/9/19</text:p>
            </table:table-cell>
            <table:table-cell table:style-name="ce28" office:value-type="date" office:date-value="2019-09-27" calcext:value-type="date">
              <text:p>27/9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4" calcext:value-type="float">
              <text:p>2.4</text:p>
            </table:table-cell>
            <table:table-cell table:style-name="ce22" office:value-type="string" calcext:value-type="string">
              <text:p>Use Case Diagram</text:p>
            </table:table-cell>
            <table:table-cell table:style-name="ce22" office:value-type="string" calcext:value-type="string">
              <text:p>Suraj Shetty</text:p>
            </table:table-cell>
            <table:table-cell table:style-name="ce28" office:value-type="date" office:date-value="2019-09-19" calcext:value-type="date">
              <text:p>19/9/19</text:p>
            </table:table-cell>
            <table:table-cell table:style-name="ce28" office:value-type="date" office:date-value="2019-09-27" calcext:value-type="date">
              <text:p>27/9/19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9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float" office:value="2.5" calcext:value-type="float">
              <text:p>2.5</text:p>
            </table:table-cell>
            <table:table-cell table:style-name="ce23" office:value-type="string" calcext:value-type="string">
              <text:p>Description Of Use Case</text:p>
            </table:table-cell>
            <table:table-cell table:style-name="ce22" office:value-type="string" calcext:value-type="string">
              <text:p>Suraj,AkshayUdeg,Akshay Rathod</text:p>
            </table:table-cell>
            <table:table-cell table:style-name="ce29" office:value-type="date" office:date-value="2019-09-19" calcext:value-type="date">
              <text:p>19/9/19</text:p>
            </table:table-cell>
            <table:table-cell table:style-name="ce29" office:value-type="date" office:date-value="2019-09-27" calcext:value-type="date">
              <text:p>27/9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1" office:value-type="percentage" office:value="1" calcext:value-type="percentage">
              <text:p>10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float" office:value="2.6" calcext:value-type="float">
              <text:p>2.6</text:p>
            </table:table-cell>
            <table:table-cell table:style-name="ce23" office:value-type="string" calcext:value-type="string">
              <text:p>Modules</text:p>
            </table:table-cell>
            <table:table-cell table:style-name="ce23"/>
            <table:table-cell table:style-name="ce29" office:value-type="date" office:date-value="2019-09-19" calcext:value-type="date">
              <text:p>19/9/19</text:p>
            </table:table-cell>
            <table:table-cell table:style-name="ce29" office:value-type="date" office:date-value="2019-09-27" calcext:value-type="date">
              <text:p>27/9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1"/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string" calcext:value-type="string">
              <text:p>2.6.1</text:p>
            </table:table-cell>
            <table:table-cell table:style-name="ce23" office:value-type="string" calcext:value-type="string">
              <text:p>Module-1</text:p>
            </table:table-cell>
            <table:table-cell table:style-name="ce23" office:value-type="string" calcext:value-type="string">
              <text:p>Suraj Shetty,Akshay Udeg,Akshay Rathod</text:p>
            </table:table-cell>
            <table:table-cell table:style-name="ce29" office:value-type="date" office:date-value="2019-09-27" calcext:value-type="date">
              <text:p>27/9/19</text:p>
            </table:table-cell>
            <table:table-cell table:style-name="ce29" office:value-type="date" office:date-value="2019-10-24" calcext:value-type="date">
              <text:p>24/10/19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41" office:value-type="percentage" office:value="0.8" calcext:value-type="percentage">
              <text:p>80%</text:p>
            </table:table-cell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string" calcext:value-type="string">
              <text:p>2.6.2</text:p>
            </table:table-cell>
            <table:table-cell table:style-name="ce23" office:value-type="string" calcext:value-type="string">
              <text:p>Module-2</text:p>
            </table:table-cell>
            <table:table-cell table:style-name="ce23" office:value-type="string" calcext:value-type="string">
              <text:p>Suraj Shetty,Akshay Udeg,Akshay Rathod</text:p>
            </table:table-cell>
            <table:table-cell table:style-name="ce29" office:value-type="date" office:date-value="2019-10-26" calcext:value-type="date">
              <text:p>26/10/19</text:p>
            </table:table-cell>
            <table:table-cell table:style-name="ce29" office:value-type="date" office:date-value="2020-01-18" calcext:value-type="date">
              <text:p>18/1/20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41"/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string" calcext:value-type="string">
              <text:p>2.6.3</text:p>
            </table:table-cell>
            <table:table-cell table:style-name="ce23" office:value-type="string" calcext:value-type="string">
              <text:p>Module-3</text:p>
            </table:table-cell>
            <table:table-cell table:style-name="ce23" office:value-type="string" calcext:value-type="string">
              <text:p>Suraj Shetty,Akshay Udeg,Akshay Rathod</text:p>
            </table:table-cell>
            <table:table-cell table:style-name="ce29" office:value-type="date" office:date-value="2020-01-20" calcext:value-type="date">
              <text:p>20/1/20</text:p>
            </table:table-cell>
            <table:table-cell table:style-name="ce29" office:value-type="date" office:date-value="2020-02-16" calcext:value-type="date">
              <text:p>16/2/20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41"/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/>
            <table:table-cell table:style-name="ce23" table:number-columns-repeated="2"/>
            <table:table-cell table:style-name="ce29" table:number-columns-repeated="2"/>
            <table:table-cell table:style-name="ce33"/>
            <table:table-cell table:style-name="ce41"/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6" office:value-type="float" office:value="2.7" calcext:value-type="float">
              <text:p>2.7</text:p>
            </table:table-cell>
            <table:table-cell table:style-name="ce23" office:value-type="string" calcext:value-type="string">
              <text:p>Preparation Of Report</text:p>
            </table:table-cell>
            <table:table-cell table:style-name="ce23"/>
            <table:table-cell table:style-name="ce29" office:value-type="date" office:date-value="2019-09-19" calcext:value-type="date">
              <text:p>19/9/19</text:p>
            </table:table-cell>
            <table:table-cell table:style-name="ce29" office:value-type="date" office:date-value="2019-09-27" calcext:value-type="date">
              <text:p>27/9/19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41"/>
            <table:table-cell table:style-name="ce53"/>
            <table:table-cell table:style-name="ce60"/>
            <table:table-cell table:style-name="ce66" table:number-columns-repeated="3"/>
            <table:table-cell table:style-name="ce73" table:number-columns-repeated="5"/>
            <table:table-cell table:style-name="ce66" table:number-columns-repeated="10"/>
            <table:table-cell table:style-name="ce91" table:number-columns-repeated="5"/>
            <table:table-cell table:style-name="ce66" table:number-columns-repeated="10"/>
            <table:table-cell table:style-name="ce101" table:number-columns-repeated="5"/>
            <table:table-cell table:style-name="ce66" table:number-columns-repeated="10"/>
            <table:table-cell table:style-name="ce108" table:number-columns-repeated="5"/>
            <table:table-cell table:style-name="ce66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>
            <text:p>Project Implementation</text:p>
          </table:table-cell>
          <table:table-cell table:style-name="ce27" table:number-columns-repeated="4"/>
          <table:table-cell table:style-name="ce42"/>
          <table:table-cell table:style-name="ce49"/>
          <table:table-cell table:style-name="ce56"/>
          <table:table-cell table:style-name="ce62" table:number-columns-repeated="2"/>
          <table:table-cell table:style-name="ce49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5" office:value-type="float" office:value="3.1" calcext:value-type="float">
              <text:p>3.1</text:p>
            </table:table-cell>
            <table:table-cell table:style-name="ce22" office:value-type="string" calcext:value-type="string">
              <text:p>Module-1</text:p>
            </table:table-cell>
            <table:table-cell table:style-name="ce22" office:value-type="string" calcext:value-type="string">
              <text:p>Suraj Shetty,Akshay Udeg,Akshay Rathod</text:p>
            </table:table-cell>
            <table:table-cell table:style-name="ce28" office:value-type="date" office:date-value="2019-09-27" calcext:value-type="date">
              <text:p>27/9/19</text:p>
            </table:table-cell>
            <table:table-cell table:style-name="ce28" office:value-type="date" office:date-value="2019-10-24" calcext:value-type="date">
              <text:p>24/10/19</text:p>
            </table:table-cell>
            <table:table-cell table:style-name="ce32" office:value-type="float" office:value="3" calcext:value-type="float">
              <text:p>3</text:p>
            </table:table-cell>
            <table:table-cell table:style-name="ce38" office:value-type="percentage" office:value="0.8" calcext:value-type="percentage">
              <text:p>80%</text:p>
            </table:table-cell>
            <table:table-cell table:style-name="ce50"/>
            <table:table-cell table:style-name="ce57"/>
            <table:table-cell table:style-name="ce63" table:number-columns-repeated="3"/>
            <table:table-cell table:style-name="ce71" table:number-columns-repeated="5"/>
            <table:table-cell table:style-name="ce63" table:number-columns-repeated="10"/>
            <table:table-cell table:style-name="ce88" table:number-columns-repeated="5"/>
            <table:table-cell table:style-name="ce63" table:number-columns-repeated="10"/>
            <table:table-cell table:style-name="ce98" table:number-columns-repeated="5"/>
            <table:table-cell table:style-name="ce63" table:number-columns-repeated="10"/>
            <table:table-cell table:style-name="ce105" table:number-columns-repeated="5"/>
            <table:table-cell table:style-name="ce63" table:number-columns-repeated="4"/>
            <table:table-cell table:style-name="ce110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3.2" calcext:value-type="float">
              <text:p>3.2</text:p>
            </table:table-cell>
            <table:table-cell table:style-name="ce22" office:value-type="string" calcext:value-type="string">
              <text:p>Module-2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3.3" calcext:value-type="float">
              <text:p>3.3</text:p>
            </table:table-cell>
            <table:table-cell table:style-name="ce22" office:value-type="string" calcext:value-type="string">
              <text:p>Module-3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3" table:number-columns-repeated="4"/>
            <table:table-cell table:style-name="ce64" table:number-columns-repeated="6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3.4" calcext:value-type="float">
              <text:p>3.4</text:p>
            </table:table-cell>
            <table:table-cell table:style-name="ce22" office:value-type="string" calcext:value-type="string">
              <text:p>Module-4</text:p>
            </table:table-cell>
            <table:table-cell table:style-name="ce22" office:value-type="string" calcext:value-type="string">
              <text:p>Z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9" office:value-type="percentage" office:value="0" calcext:value-type="percentage">
              <text:p>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3" table:number-columns-repeated="4"/>
            <table:table-cell table:style-name="ce64" table:number-columns-repeated="6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Testing</text:p>
          </table:table-cell>
          <table:table-cell table:style-name="ce27" table:number-columns-repeated="4"/>
          <table:table-cell table:style-name="ce42"/>
          <table:table-cell table:style-name="ce49"/>
          <table:table-cell table:style-name="ce56"/>
          <table:table-cell table:style-name="ce62" table:number-columns-repeated="2"/>
          <table:table-cell table:style-name="ce49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5" office:value-type="float" office:value="4.1" calcext:value-type="float">
              <text:p>4.1</text:p>
            </table:table-cell>
            <table:table-cell table:style-name="ce22" office:value-type="string" calcext:value-type="string">
              <text:p>Design of Test Cases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0"/>
            <table:table-cell table:style-name="ce57"/>
            <table:table-cell table:style-name="ce63" table:number-columns-repeated="3"/>
            <table:table-cell table:style-name="ce74" table:number-columns-repeated="5"/>
            <table:table-cell table:style-name="ce63" table:number-columns-repeated="10"/>
            <table:table-cell table:style-name="ce88" table:number-columns-repeated="5"/>
            <table:table-cell table:style-name="ce63" table:number-columns-repeated="10"/>
            <table:table-cell table:style-name="ce98" table:number-columns-repeated="5"/>
            <table:table-cell table:style-name="ce63" table:number-columns-repeated="10"/>
            <table:table-cell table:style-name="ce105" table:number-columns-repeated="5"/>
            <table:table-cell table:style-name="ce63" table:number-columns-repeated="4"/>
            <table:table-cell table:style-name="ce110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4.2" calcext:value-type="float">
              <text:p>4.2</text:p>
            </table:table-cell>
            <table:table-cell table:style-name="ce22" office:value-type="string" calcext:value-type="string">
              <text:p>Testing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4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>
            <text:p>Results and Analysis </text:p>
          </table:table-cell>
          <table:table-cell table:style-name="ce27" table:number-columns-repeated="4"/>
          <table:table-cell table:style-name="ce42"/>
          <table:table-cell table:style-name="ce49"/>
          <table:table-cell table:style-name="ce56"/>
          <table:table-cell table:style-name="ce62" table:number-columns-repeated="2"/>
          <table:table-cell table:style-name="ce49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5" office:value-type="float" office:value="5.1" calcext:value-type="float">
              <text:p>5.1</text:p>
            </table:table-cell>
            <table:table-cell table:style-name="ce22" office:value-type="string" calcext:value-type="string">
              <text:p>Analysis Of Results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0"/>
            <table:table-cell table:style-name="ce57"/>
            <table:table-cell table:style-name="ce63" table:number-columns-repeated="3"/>
            <table:table-cell table:style-name="ce74" table:number-columns-repeated="5"/>
            <table:table-cell table:style-name="ce63" table:number-columns-repeated="10"/>
            <table:table-cell table:style-name="ce88" table:number-columns-repeated="5"/>
            <table:table-cell table:style-name="ce63" table:number-columns-repeated="10"/>
            <table:table-cell table:style-name="ce98" table:number-columns-repeated="5"/>
            <table:table-cell table:style-name="ce63" table:number-columns-repeated="10"/>
            <table:table-cell table:style-name="ce105" table:number-columns-repeated="5"/>
            <table:table-cell table:style-name="ce63" table:number-columns-repeated="4"/>
            <table:table-cell table:style-name="ce110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5.2" calcext:value-type="float">
              <text:p>5.2</text:p>
            </table:table-cell>
            <table:table-cell table:style-name="ce22" office:value-type="string" calcext:value-type="string">
              <text:p>Graphical Representation</text:p>
            </table:table-cell>
            <table:table-cell table:style-name="ce22" office:value-type="string" calcext:value-type="string">
              <text:p>Y</text:p>
            </table:table-cell>
            <table:table-cell table:style-name="ce28" table:number-columns-repeated="2"/>
            <table:table-cell table:style-name="ce32" office:value-type="float" office:value="0" calcext:value-type="float">
              <text:p>0</text:p>
            </table:table-cell>
            <table:table-cell table:style-name="ce38" office:value-type="percentage" office:value="0" calcext:value-type="percentage">
              <text:p>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4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9" table:number-columns-repeated="5"/>
            <table:table-cell table:style-name="ce64" table:number-columns-repeated="10"/>
            <table:table-cell table:style-name="ce106" table:number-columns-repeated="5"/>
            <table:table-cell table:style-name="ce64" table:number-columns-repeated="4"/>
            <table:table-cell table:style-name="ce111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" office:value-type="float" office:value="5.3" calcext:value-type="float">
            <text:p>5.3</text:p>
          </table:table-cell>
          <table:table-cell table:style-name="ce2" office:value-type="string" calcext:value-type="string">
            <text:p>Report Preparation</text:p>
          </table:table-cell>
          <table:table-cell table:style-name="ce2" table:number-columns-repeated="3"/>
          <table:table-cell table:style-name="ce34" table:number-columns-repeated="2"/>
          <table:table-cell table:style-name="ce2" table:number-columns-repeated="61"/>
          <table:table-cell table:number-columns-repeated="955"/>
        </table:table-row>
        <table:table-row table:style-name="ro1">
          <table:table-cell table:style-name="ce2" table:number-columns-repeated="6"/>
          <table:table-cell table:style-name="ce34" table:number-columns-repeated="2"/>
          <table:table-cell table:style-name="ce2" table:number-columns-repeated="61"/>
          <table:table-cell table:number-columns-repeated="955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chart.H12:Gantchart.H23 Gantchart.H25:Gantchart.H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Gantchart.H12:Gantchart.H23 Gantchart.H25:Gantchart.H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/>
    </number:date-style>
    <number:number-style style:name="N122">
      <number:text>$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chart" style:display-name="PageStyle_Gan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7:04:31</meta:creation-date>
    <dc:date>2020-02-14T13:27:06.781247362</dc:date>
    <meta:generator>LibreOffice/6.0.7.3$Linux_X86_64 LibreOffice_project/00m0$Build-3</meta:generator>
    <meta:editing-duration>PT3M35S</meta:editing-duration>
    <meta:editing-cycles>1</meta:editing-cycles>
    <meta:document-statistic meta:table-count="1" meta:cell-count="296" meta:object-count="0"/>
    <meta:user-defined meta:name="AppVersion">16.0300</meta:user-defined>
  </office:meta>
</office:document-meta>
</file>